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language="en" fo:country="US" officeooo:rsid="002b49dd" officeooo:paragraph-rsid="002b49dd"/>
    </style:style>
    <style:style style:name="P2" style:family="paragraph" style:parent-style-name="Standard">
      <style:text-properties fo:language="en" fo:country="US" officeooo:rsid="00106f63" officeooo:paragraph-rsid="00106f63"/>
    </style:style>
    <style:style style:name="P3" style:family="paragraph" style:parent-style-name="Subtitle">
      <style:text-properties fo:language="en" fo:country="US" officeooo:rsid="0017bfe0" officeooo:paragraph-rsid="0017bfe0"/>
    </style:style>
    <style:style style:name="P4" style:family="paragraph" style:parent-style-name="Standard">
      <style:text-properties style:font-name="Garamond Premr Pro" fo:language="en" fo:country="US" officeooo:rsid="0018fac0" officeooo:paragraph-rsid="0018fac0"/>
    </style:style>
    <style:style style:name="P5" style:family="paragraph" style:parent-style-name="Standard">
      <style:text-properties style:font-name="Garamond Premr Pro" fo:language="en" fo:country="US" officeooo:rsid="0018fac0" officeooo:paragraph-rsid="001b8a1a"/>
    </style:style>
    <style:style style:name="P6" style:family="paragraph" style:parent-style-name="Standard">
      <style:text-properties style:font-name="Garamond Premr Pro" fo:language="en" fo:country="US" officeooo:rsid="001b8a1a" officeooo:paragraph-rsid="001b8a1a"/>
    </style:style>
    <style:style style:name="P7" style:family="paragraph" style:parent-style-name="Standard">
      <style:text-properties style:font-name="Garamond Premr Pro" fo:language="en" fo:country="US" officeooo:rsid="001b8a1a" officeooo:paragraph-rsid="00201e18"/>
    </style:style>
    <style:style style:name="P8" style:family="paragraph" style:parent-style-name="Standard">
      <style:text-properties style:font-name="Garamond Premr Pro" fo:language="en" fo:country="US" officeooo:rsid="00201e18" officeooo:paragraph-rsid="00201e18"/>
    </style:style>
    <style:style style:name="P9" style:family="paragraph" style:parent-style-name="Standard">
      <style:text-properties style:font-name="Garamond Premr Pro" fo:language="en" fo:country="US" officeooo:rsid="001b8a1a" officeooo:paragraph-rsid="00266293"/>
    </style:style>
    <style:style style:name="P10" style:family="paragraph" style:parent-style-name="Standard">
      <style:text-properties style:font-name="Garamond Premr Pro" fo:language="en" fo:country="US" officeooo:paragraph-rsid="00106f63"/>
    </style:style>
    <style:style style:name="T1" style:family="text">
      <style:text-properties officeooo:rsid="001b8a1a"/>
    </style:style>
    <style:style style:name="T2" style:family="text">
      <style:text-properties officeooo:rsid="00195931"/>
    </style:style>
    <style:style style:name="T3" style:family="text">
      <style:text-properties officeooo:rsid="0019c7a7"/>
    </style:style>
    <style:style style:name="T4" style:family="text">
      <style:text-properties officeooo:rsid="0019fa38"/>
    </style:style>
    <style:style style:name="T5" style:family="text">
      <style:text-properties officeooo:rsid="00222235"/>
    </style:style>
    <style:style style:name="T6" style:family="text">
      <style:text-properties officeooo:rsid="002907e8"/>
    </style:style>
    <style:style style:name="T7" style:family="text">
      <style:text-properties officeooo:rsid="001e2a99"/>
    </style:style>
    <style:style style:name="T8" style:family="text">
      <style:text-properties fo:font-style="italic" style:font-style-asian="italic" style:font-style-complex="italic"/>
    </style:style>
    <style:style style:name="T9" style:family="text">
      <style:text-properties officeooo:rsid="001bccf6"/>
    </style:style>
    <style:style style:name="T10" style:family="text">
      <style:text-properties officeooo:rsid="001c80e1"/>
    </style:style>
    <style:style style:name="T11" style:family="text">
      <style:text-properties officeooo:rsid="0025276a"/>
    </style:style>
    <style:style style:name="T12" style:family="text">
      <style:text-properties officeooo:rsid="002a566f"/>
    </style:style>
    <style:style style:name="T13" style:family="text">
      <style:text-properties officeooo:rsid="00201550"/>
    </style:style>
    <style:style style:name="T14" style:family="text">
      <style:text-properties officeooo:rsid="00266293"/>
    </style:style>
    <style:style style:name="T15" style:family="text">
      <style:text-properties officeooo:rsid="002750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mother’s embrace</text:p>
      <text:p text:style-name="P2"/>
      <text:p text:style-name="P3">Masturbation – Orgasm control – Incest</text:p>
      <text:p text:style-name="P2"/>
      <text:p text:style-name="P2"/>
      <text:p text:style-name="P2"/>
      <text:p text:style-name="P4"><text:tab/>We hadn’t slept together <text:span text:style-name="T1">this way</text:span> since I was… Eight, right? It was the day I fell off my bike right into that ravine close to our house. We lived on the countryside at the time, so no one in a mile radius to hear my cries for help. It took until sunset before I could hear the voice of my mother again, filled with worry.</text:p>
      <text:p text:style-name="P4"/>
      <text:p text:style-name="P5"><text:tab/><text:span text:style-name="T2">She had let me sleep with her that same night, after tending to my wounds, cradling me close to her like she lost the most previous thing in my life, almost choking me </text:span><text:span text:style-name="T3">inside her bosom</text:span><text:span text:style-name="T2">. </text:span><text:span text:style-name="T3">It only was at this moment that I finally noticed her scent, how sweet and </text:span><text:span text:style-name="T4">volatile it was, filling my bedroom. </text:span><text:span text:style-name="T1">I always found my mother attractive, of course – like any kid at this age idolizing their parents – but I felt something more that day. </text:span></text:p>
      <text:p text:style-name="P6"/>
      <text:p text:style-name="P7"><text:tab/>At that time, I couldn’t tell what it was. The sweet scent of her p<text:span text:style-name="T5">e</text:span>rfume she wore for work; her slow, warm breath on my forehead; <text:span text:style-name="T6">her long, wavy auburn hair tickling my nose</text:span>; her warm embrace, not letting me go even if the world was ending. It was all of this, and more, that made me feel safe with her. Her ample breasts, the only thing in my vision, covered in a very thin film of sweat, the only trace of her hard work of the day. Tits barely holding onto the edge of the bra, so close that a braver kid could have just ripped them free with a slip of a finger and latched onto it while she was sleeping. I was her baby, and I was safe around her.<text:span text:style-name="T7"> </text:span></text:p>
      <text:p text:style-name="P8"/>
      <text:p text:style-name="P8"><text:tab/>All these years, I couldn’t put a word on the attraction I felt towards my mother. It was impossible. It was <text:span text:style-name="T8">wrong</text:span> to think of her the way I saw her. But it only grew as the years passed, until the day I learned the emotion I felt, was hers too.</text:p>
      <text:p text:style-name="P6"/>
      <text:p text:style-name="P6"><text:tab/><text:span text:style-name="T9">Those breasts, once again, filled my vision. Twelve years later, and my mother was still taller than me, </text:span><text:span text:style-name="T10">towering over me in this bed too small for her, its joints screeching over the r</text:span><text:span text:style-name="T11">h</text:span><text:span text:style-name="T10">ythm of her hips slamming faster and faster on my dick. She would come soon, I could feel it.</text:span></text:p>
      <text:p text:style-name="P6"/>
      <text:p text:style-name="P6"><text:tab/><text:span text:style-name="T10">And I would as well; the pressure got only more and more intense at the base of my crotch. Suddenly, I felt her insides squeezing around my shaft, as her moans of pleasure intensified and her juices only made her pussy slide even faster on me. I couldn’t hold on for long. But I couldn’t come in her. She wasn’t on the pill. Were it just me, I would just wildly rut in her, coat her </text:span><text:span text:style-name="T12">innards</text:span><text:span text:style-name="T10"> with my cum, and watch the excess dribble from her wide, open cunt.</text:span></text:p>
      <text:p text:style-name="P6"/>
      <text:p text:style-name="P6"><text:tab/><text:span text:style-name="T10">But I couldn’t, and she probably sensed it. Without a word, she let go of me, her tits freed from my needy hands. Instead, she started to stroke me, her characteristic playful grin on her lips. Her hand was coated in her juices, perfectly replicating the sensations I felt inside her.</text:span></text:p>
      <text:p text:style-name="P6"/>
      <text:p text:style-name="P6"><text:soft-page-break/><text:tab/><text:span text:style-name="T10">When I came, she didn’t stop. With a small giggle, she pressed around the base of my cock, then slowly pumping up to the tip, making sure no droplet was left behind. She licked her </text:span><text:span text:style-name="T13">fingers meticulously</text:span><text:span text:style-name="T10">, locking her gaze onto mine, making sure I knew I was hers.</text:span></text:p>
      <text:p text:style-name="P6"/>
      <text:p text:style-name="P9"><text:tab/><text:span text:style-name="T7">Once she was over, she took her place alongside me again. I returned in her embrace, my face pressed against her chest, taking a nipple in my mouth, like it was always meant to be. </text:span><text:span text:style-name="T14">C</text:span><text:span text:style-name="T7">radled like a baby, </text:span><text:span text:style-name="T14">I felt safe, surrounded by the one I loved. I slowly drifted off to sleep,</text:span><text:span text:style-name="T7"> her slow lullaby fill</text:span><text:span text:style-name="T14">ing</text:span><text:span text:style-name="T7"> the air, </text:span><text:span text:style-name="T15">basked in the afterglow of one of the many more intense nights to come</text:span><text:span text:style-name="T7">.</text:span></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Calibri3" fo:font-family="Calibri" style:font-style-name="Normal" style:font-family-generic="swiss" style:font-pitch="variable" fo:font-size="13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color="#00588c" loext:opacity="100%" style:font-name="Calibri3" fo:font-family="Calibri" style:font-style-name="Norm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00588c" loext:opacity="100%" style:font-name="Calibri3" fo:font-family="Calibri" style:font-style-name="Normal"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0588c" loext:opacity="100%" style:font-name="Calibri3" fo:font-family="Calibri" style:font-style-name="Normal" style:font-family-generic="swiss" style:font-pitch="variable"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0588c" loext:opacity="100%" style:font-name="Calibri2" fo:font-family="Calibri" style:font-style-name="Italique gras" style:font-family-generic="swiss" style:font-pitch="variable" fo:font-size="16pt" fo:font-style="italic" fo:font-weight="normal" officeooo:rsid="00106f6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0588c" loext:opacity="100%" style:font-name="Calibri Light2" fo:font-family="'Calibri Light'" style:font-style-name="Normal" style:font-family-generic="swiss" style:font-pitch="variable" fo:font-size="14pt"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0588c" loext:opacity="100%" style:font-name="Calibri Light1" fo:font-family="'Calibri Light'" style:font-style-name="Italique gras" style:font-family-generic="swiss" style:font-pitch="variable" fo:font-size="13pt" fo:font-style="italic" fo:font-weight="250"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00588c" loext:opacity="100%" style:font-name="Calibri" fo:font-family="Calibri" style:font-style-name="Gras" style:font-family-generic="swiss"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588c" loext:opacity="1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588c" loext:opacity="100%" style:font-name="Calibri1" fo:font-family="Calibri" style:font-style-name="Italique" style:font-family-generic="swiss" style:font-pitch="variable" fo:font-style="italic"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color="#00588c" loext:opacity="100%" style:font-name="Calibri Light2" fo:font-family="'Calibri Light'" style:font-style-name="Normal" style:font-family-generic="swiss" style:font-pitch="variable" fo:font-weight="250"/>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color="#00588c" loext:opacity="100%" style:font-name="Calibri Light" fo:font-family="'Calibri Light'" style:font-style-name="Italique" style:font-family-generic="swiss" style:font-pitch="variable" fo:font-style="italic" fo:font-weight="25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T32M2S</meta:editing-duration>
    <meta:editing-cycles>22</meta:editing-cycles>
    <meta:generator>LibreOffice/25.2.4.3$Windows_X86_64 LibreOffice_project/33e196637044ead23f5c3226cde09b47731f7e27</meta:generator>
    <meta:creation-date>2025-10-01T20:13:15.605684600</meta:creation-date>
    <dc:title>Format de texte</dc:title>
    <dc:date>2025-10-01T20:52:22.124719900</dc:date>
    <meta:document-statistic meta:table-count="0" meta:image-count="0" meta:object-count="0" meta:page-count="2" meta:paragraph-count="11" meta:word-count="654" meta:character-count="3382" meta:non-whitespace-character-count="2724"/>
    <meta:template xlink:type="simple" xlink:actuate="onRequest" xlink:title="Format de texte" xlink:href="file:///C:/Users/Clément/AppData/Roaming/LibreOffice/4/user/template/Format%20de%20texte1.ott" meta:date="2025-10-01T20:13:15.261572600"/>
  </office:meta>
</office:document-meta>
</file>